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цена закуп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45" table:style-name="ce4">
            <text:p>45</text:p>
          </table:table-cell>
          <table:table-cell office:value-type="float" office:value="171.42" table:style-name="ce4">
            <text:p>171,4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office:value-type="float" office:value="107.34" table:style-name="ce4">
            <text:p>107,3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171.43" table:style-name="ce4">
            <text:p>171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180" table:style-name="ce4">
            <text:p>180</text:p>
          </table:table-cell>
          <table:table-cell office:value-type="float" office:value="232.55" table:style-name="ce4">
            <text:p>232,5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office:value-type="float" office:value="116.06" table:style-name="ce4">
            <text:p>116,0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71.66" table:style-name="ce4">
            <text:p>171,6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office:value-type="float" office:value="102.23" table:style-name="ce4">
            <text:p>102,2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89.43" table:style-name="ce4">
            <text:p>289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10" table:style-name="ce4">
            <text:p>10</text:p>
          </table:table-cell>
          <table:table-cell office:value-type="float" office:value="256.44" table:style-name="ce4">
            <text:p>256,4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office:value-type="float" office:value="165.81" table:style-name="ce4">
            <text:p>165,8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64.61" table:style-name="ce4">
            <text:p>264,6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office:value-type="float" office:value="157.44999999999999" table:style-name="ce4">
            <text:p>157,4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73.33999999999997" table:style-name="ce4">
            <text:p>273,3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office:value-type="float" office:value="185.21" table:style-name="ce4">
            <text:p>185,2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77.12" table:style-name="ce4">
            <text:p>277,1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office:value-type="float" office:value="164.87" table:style-name="ce4">
            <text:p>164,8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office:value-type="float" office:value="208.09" table:style-name="ce4">
            <text:p>208,0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6.11" table:style-name="ce4">
            <text:p>206,1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office:value-type="float" office:value="113.74" table:style-name="ce4">
            <text:p>113,7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35.67" table:style-name="ce4">
            <text:p>235,6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35.78" table:style-name="ce4">
            <text:p>235,7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99.71" table:style-name="ce4">
            <text:p>199,7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60.42" table:style-name="ce4">
            <text:p>260,4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248.73" table:style-name="ce4">
            <text:p>248,7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246.26" table:style-name="ce4">
            <text:p>246,2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35.76" table:style-name="ce4">
            <text:p>135,7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83.94" table:style-name="ce4">
            <text:p>283,9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office:value-type="float" office:value="577.07000000000005" table:style-name="ce4">
            <text:p>577,0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office:value-type="float" office:value="268.23" table:style-name="ce4">
            <text:p>268,2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office:value-type="float" office:value="239.2" table:style-name="ce4">
            <text:p>239,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60.08" table:style-name="ce4">
            <text:p>260,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87.32" table:style-name="ce4">
            <text:p>287,3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80.47000000000003" table:style-name="ce4">
            <text:p>280,4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83.89999999999998" table:style-name="ce4">
            <text:p>283,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287.32" table:style-name="ce4">
            <text:p>287,3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292.77" table:style-name="ce4">
            <text:p>292,7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270.8" table:style-name="ce4">
            <text:p>270,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46.93" table:style-name="ce4">
            <text:p>246,9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33.59" table:style-name="ce4">
            <text:p>233,5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12.81" table:style-name="ce4">
            <text:p>212,8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office:value-type="float" office:value="190.33" table:style-name="ce4">
            <text:p>190,3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82.31" table:style-name="ce4">
            <text:p>182,3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208.46" table:style-name="ce4">
            <text:p>208,4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73.16000000000003" table:style-name="ce4">
            <text:p>273,1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office:value-type="float" office:value="259.52" table:style-name="ce4">
            <text:p>259,5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office:value-type="float" office:value="331.56" table:style-name="ce4">
            <text:p>331,5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10.4" table:style-name="ce4">
            <text:p>210,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43.7" table:style-name="ce4">
            <text:p>243,7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5" table:style-name="ce4">
            <text:p>5</text:p>
          </table:table-cell>
          <table:table-cell office:value-type="float" office:value="696.95" table:style-name="ce4">
            <text:p>696,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table:style-name="ce4"/>
          <table:table-cell office:value-type="float" office:value="313.22000000000003" table:style-name="ce4">
            <text:p>313,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12.77" table:style-name="ce4">
            <text:p>212,77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520" table:formula="of:=SUM([.B2:.B52])" table:style-name="ce1">
            <text:p>2520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C5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8-15T08:35:30Z</dc:date>
    <meta:editing-cycles>36</meta:editing-cycles>
    <meta:editing-duration>PT42223S</meta:editing-duration>
  </office:meta>
</office:document-meta>
</file>